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, sans-serif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9af7" officeooo:paragraph-rsid="00019af7"/>
    </style:style>
    <style:style style:name="T1" style:family="text">
      <style:text-properties fo:font-variant="normal" fo:text-transform="none" fo:color="#222222" loext:opacity="100%" style:font-name="Arial1" fo:font-size="9.75pt" fo:letter-spacing="normal" fo:font-style="normal" fo:font-weight="normal"/>
    </style:style>
    <style:style style:name="T2" style:family="text">
      <style:text-properties fo:font-variant="normal" fo:text-transform="none" fo:color="#222222" loext:opacity="100%" fo:letter-spacing="normal"/>
    </style:style>
    <style:style style:name="T3" style:family="text">
      <style:text-properties fo:color="#222222" loext:opacity="100%" style:font-name="Arial1" fo:font-size="9.75pt" fo:letter-spacing="normal" fo:font-style="italic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bliografia:</text:p>
      <text:p text:style-name="P1"/>
      <text:p text:style-name="P1"><text:span text:style-name="T1">Flores Armendáriz, S. D., &amp; Rojas Valle, A. A. (2021). </text:span><text:span text:style-name="T3">Desarrollo e implementación de un prototipo de una aplicación web y móvil para la geolocalización del personal en horarios laborables para el control del área de talento humano en la Empresa Promolucky SA ubicada en la Ciudad De Guayaquil</text:span><text:span text:style-name="T2"> </text:span><text:span text:style-name="T1">(Doctoral dissertation, Universidad de Guayaquil. Facultad de Ciencias Matemáticas y Físicas. Carrera de Ingeniería en Networking y Telecomunicaciones)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, sans-serif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rmando Socastro Lema</meta:initial-creator>
    <meta:creation-date>2022-04-13T19:21:34.070000000</meta:creation-date>
    <dc:date>2022-04-13T19:22:04.240000000</dc:date>
    <dc:creator>Armando Socastro Lema</dc:creator>
    <meta:editing-duration>PT30S</meta:editing-duration>
    <meta:editing-cycles>1</meta:editing-cycles>
    <meta:document-statistic meta:table-count="0" meta:image-count="0" meta:object-count="0" meta:page-count="1" meta:paragraph-count="2" meta:word-count="68" meta:character-count="460" meta:non-whitespace-character-count="393"/>
    <meta:generator>LibreOffice/7.2.6.2$Windows_X86_64 LibreOffice_project/b0ec3a565991f7569a5a7f5d24fed7f52653d754</meta:generator>
  </office:meta>
</office:document-meta>
</file>